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l" fo:country="GR" officeooo:rsid="0013443c" officeooo:paragraph-rsid="0013443c"/>
    </style:style>
    <style:style style:name="P2" style:family="paragraph" style:parent-style-name="Standard">
      <style:paragraph-properties fo:break-before="page"/>
      <style:text-properties fo:language="el" fo:country="GR" fo:font-weight="bold" officeooo:rsid="0013443c" officeooo:paragraph-rsid="0013443c" style:font-weight-asian="bold" style:font-weight-complex="bold"/>
    </style:style>
    <style:style style:name="P3" style:family="paragraph" style:parent-style-name="Standard">
      <style:text-properties fo:language="el" fo:country="GR" officeooo:rsid="00185b14" officeooo:paragraph-rsid="00185b14"/>
    </style:style>
    <style:style style:name="P4" style:family="paragraph" style:parent-style-name="Standard">
      <style:text-properties fo:language="en" fo:country="US" officeooo:rsid="0013443c" officeooo:paragraph-rsid="0013443c"/>
    </style:style>
    <style:style style:name="P5" style:family="paragraph" style:parent-style-name="Standard">
      <style:text-properties style:font-name="Courier New" fo:font-size="12pt" fo:language="en" fo:country="US" style:font-size-asian="12pt"/>
    </style:style>
    <style:style style:name="P6" style:family="paragraph" style:parent-style-name="Standard">
      <style:paragraph-properties fo:text-align="center" style:justify-single-word="false"/>
      <style:text-properties fo:font-size="13pt" fo:language="el" fo:country="GR" fo:font-weight="bold" officeooo:rsid="0013443c" officeooo:paragraph-rsid="0013443c" style:font-size-asian="13pt" style:font-weight-asian="bold" style:font-size-complex="13pt" style:font-weight-complex="bold"/>
    </style:style>
    <style:style style:name="P7" style:family="paragraph" style:parent-style-name="Standard">
      <style:text-properties fo:language="el" fo:country="GR" fo:font-weight="bold" officeooo:rsid="0013443c" officeooo:paragraph-rsid="0013443c" style:font-weight-asian="bold" style:font-weight-complex="bold"/>
    </style:style>
    <style:style style:name="P8" style:family="paragraph" style:parent-style-name="Standard">
      <style:text-properties fo:language="el" fo:country="GR" fo:font-weight="bold" officeooo:rsid="001c7b62" officeooo:paragraph-rsid="001c7b62" style:font-weight-asian="bold" style:font-weight-complex="bold"/>
    </style:style>
    <style:style style:name="P9" style:family="paragraph" style:parent-style-name="Standard">
      <style:paragraph-properties fo:break-before="page"/>
      <style:text-properties fo:language="el" fo:country="GR" fo:font-weight="bold" officeooo:rsid="001c7b62" officeooo:paragraph-rsid="001c7b62" style:font-weight-asian="bold" style:font-weight-complex="bold"/>
    </style:style>
    <style:style style:name="P10" style:family="paragraph" style:parent-style-name="Standard">
      <style:text-properties fo:language="el" fo:country="GR" officeooo:rsid="0013443c"/>
    </style:style>
    <style:style style:name="P11" style:family="paragraph" style:parent-style-name="Standard">
      <style:text-properties fo:language="el" fo:country="GR" officeooo:rsid="0013443c" officeooo:paragraph-rsid="0013443c"/>
    </style:style>
    <style:style style:name="P12" style:family="paragraph" style:parent-style-name="Standard">
      <style:paragraph-properties fo:break-before="page"/>
      <style:text-properties fo:language="el" fo:country="GR" officeooo:rsid="0013443c" officeooo:paragraph-rsid="0013443c"/>
    </style:style>
    <style:style style:name="P13" style:family="paragraph" style:parent-style-name="Standard">
      <style:text-properties fo:language="el" fo:country="GR" officeooo:rsid="001c7b62" officeooo:paragraph-rsid="001c7b62"/>
    </style:style>
    <style:style style:name="P14" style:family="paragraph" style:parent-style-name="Standard">
      <style:text-properties style:font-name="Courier New" fo:font-size="12pt" fo:language="en" fo:country="US" officeooo:paragraph-rsid="0013443c" style:font-size-asian="12pt"/>
    </style:style>
    <style:style style:name="P15" style:family="paragraph" style:parent-style-name="Standard">
      <style:text-properties style:font-name="Courier New" fo:font-size="12pt" officeooo:paragraph-rsid="0013443c" style:font-size-asian="12pt"/>
    </style:style>
    <style:style style:name="P16" style:family="paragraph" style:parent-style-name="Standard">
      <style:text-properties fo:color="#000000" loext:opacity="100%" style:font-name="Consolas" fo:font-size="9.5pt" style:font-size-asian="9.5pt" fo:background-color="#ffffff"/>
    </style:style>
    <style:style style:name="P17" style:family="paragraph" style:parent-style-name="Standard">
      <style:text-properties fo:color="#000000" loext:opacity="100%" style:font-name="Consolas" fo:font-size="9.5pt" fo:font-style="normal" style:font-size-asian="9.5pt" style:font-style-asian="normal" fo:background-color="#ffffff"/>
    </style:style>
    <style:style style:name="P18" style:family="paragraph" style:parent-style-name="Standard">
      <style:text-properties officeooo:paragraph-rsid="0025a8e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a3e4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88a5d"/>
    </style:style>
    <style:style style:name="T5" style:family="text">
      <style:text-properties fo:color="#008000" loext:opacity="100%" style:font-name="Consolas" fo:font-size="9.5pt" style:font-size-asian="9.5pt" fo:background-color="#ffffff"/>
    </style:style>
    <style:style style:name="T6" style:family="text">
      <style:text-properties fo:color="#008000" loext:opacity="100%" style:font-name="Consolas" fo:font-size="9.5pt" fo:language="en" fo:country="US" style:font-size-asian="9.5pt" fo:background-color="#ffffff"/>
    </style:style>
    <style:style style:name="T7" style:family="text">
      <style:text-properties fo:color="#008000" loext:opacity="100%" style:font-name="Consolas" fo:font-size="9.5pt" fo:font-style="normal" style:font-size-asian="9.5pt" style:font-style-asian="normal" fo:background-color="#ffffff"/>
    </style:style>
    <style:style style:name="T8" style:family="text">
      <style:text-properties fo:color="#008000" loext:opacity="100%" style:font-name="Consolas" fo:font-size="9.5pt" fo:font-style="normal" officeooo:rsid="00238b03" style:font-size-asian="9.5pt" style:font-style-asian="normal" fo:background-color="#ffffff"/>
    </style:style>
    <style:style style:name="T9" style:family="text">
      <style:text-properties fo:color="#008000" loext:opacity="100%" style:font-name="Consolas" fo:font-size="9.5pt" fo:font-style="normal" officeooo:rsid="00240662" style:font-size-asian="9.5pt" style:font-style-asian="normal" fo:background-color="#ffffff"/>
    </style:style>
    <style:style style:name="T10" style:family="text">
      <style:text-properties fo:color="#a31515" loext:opacity="100%" style:font-name="Consolas" fo:font-size="9.5pt" style:font-size-asian="9.5pt" fo:background-color="#ffffff"/>
    </style:style>
    <style:style style:name="T11" style:family="text">
      <style:text-properties fo:color="#a31515" loext:opacity="100%" style:font-name="Consolas" fo:font-size="9.5pt" fo:font-style="normal" style:font-size-asian="9.5pt" style:font-style-asian="normal" fo:background-color="#ffffff"/>
    </style:style>
    <style:style style:name="T12" style:family="text">
      <style:text-properties fo:color="#0000ff" loext:opacity="100%" style:font-name="Consolas" fo:font-size="9.5pt" style:font-size-asian="9.5pt" fo:background-color="#ffffff"/>
    </style:style>
    <style:style style:name="T13" style:family="text">
      <style:text-properties fo:color="#0000ff" loext:opacity="100%" style:font-name="Consolas" fo:font-size="9.5pt" fo:font-style="normal" style:font-size-asian="9.5pt" style:font-style-asian="normal" fo:background-color="#ffffff"/>
    </style:style>
    <style:style style:name="T14" style:family="text">
      <style:text-properties fo:color="#000000" loext:opacity="100%" style:font-name="Consolas" fo:font-size="9.5pt" style:font-size-asian="9.5pt" fo:background-color="#ffffff"/>
    </style:style>
    <style:style style:name="T15" style:family="text">
      <style:text-properties fo:color="#000000" loext:opacity="100%" style:font-name="Consolas" fo:font-size="9.5pt" fo:font-style="normal" style:font-size-asian="9.5pt" style:font-style-asian="normal" fo:background-color="#ffffff"/>
    </style:style>
    <style:style style:name="T16" style:family="text">
      <style:text-properties fo:color="#000000" loext:opacity="100%" style:font-name="Consolas" fo:font-size="9.5pt" fo:font-style="normal" officeooo:rsid="00234d85" style:font-size-asian="9.5pt" style:font-style-asian="normal" fo:background-color="#ffffff"/>
    </style:style>
    <style:style style:name="T17" style:family="text">
      <style:text-properties fo:color="#000080" loext:opacity="100%" style:font-name="Consolas" fo:font-size="9.5pt" style:font-size-asian="9.5pt" fo:background-color="#ffffff"/>
    </style:style>
    <style:style style:name="T18" style:family="text">
      <style:text-properties fo:color="#000080" loext:opacity="100%" style:font-name="Consolas" fo:font-size="9.5pt" fo:font-style="normal" style:font-size-asian="9.5pt" style:font-style-asian="normal" fo:background-color="#ffffff"/>
    </style:style>
    <style:style style:name="T19" style:family="text">
      <style:text-properties fo:color="#880000" loext:opacity="100%" style:font-name="Consolas" fo:font-size="9.5pt" style:font-size-asian="9.5pt" fo:background-color="#ffffff"/>
    </style:style>
    <style:style style:name="T20" style:family="text">
      <style:text-properties fo:color="#880000" loext:opacity="100%" style:font-name="Consolas" fo:font-size="9.5pt" fo:font-style="normal" style:font-size-asian="9.5pt" style:font-style-asian="normal" fo:background-color="#ffffff"/>
    </style:style>
    <style:style style:name="T21" style:family="text">
      <style:text-properties fo:color="#a000a0" loext:opacity="100%" style:font-name="Consolas" fo:font-size="9.5pt" fo:font-style="italic" style:font-size-asian="9.5pt" style:font-style-asian="italic" fo:background-color="#ffffff"/>
    </style:style>
    <style:style style:name="T22" style:family="text">
      <style:text-properties fo:color="#a000a0" loext:opacity="100%" style:font-name="Consolas" fo:font-size="9.5pt" fo:font-style="normal" style:font-size-asian="9.5pt" style:font-style-asian="normal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Εργαστήριο Μικρο<text:span text:style-name="T4">ϋ</text:span>πολογιστών</text:p>
      <text:p text:style-name="P1">Θοδωρής Παπαρρηγόπουλος</text:p>
      <text:p text:style-name="P4">el18040</text:p>
      <text:p text:style-name="P1">Ομάδα 21</text:p>
      <text:p text:style-name="P1"/>
      <text:p text:style-name="P6"><text:span text:style-name="T2">2</text:span>ο Εργαστήριο στον <text:span text:style-name="T2">AVR</text:span></text:p>
      <text:p text:style-name="P1"/>
      <text:p text:style-name="P7">Άσκηση 1 </text:p>
      <text:p text:style-name="P10"><text:s/></text:p>
      <text:p text:style-name="P8">Σε <text:span text:style-name="T1">C</text:span></text:p>
      <text:p text:style-name="P13"><text:span text:style-name="T1"/></text:p>
      <text:p text:style-name="P8"><text:span text:style-name="T6">/*</text:span></text:p>
      <text:p text:style-name="Standard"><text:span text:style-name="T5"><text:s/>* ask1_c.c</text:span></text:p>
      <text:p text:style-name="Standard"><text:span text:style-name="T5"><text:s/>*</text:span></text:p>
      <text:p text:style-name="Standard"><text:span text:style-name="T5"><text:s/>* Created: 11/2/2021 6:23:46 PM</text:span></text:p>
      <text:p text:style-name="Standard"><text:span text:style-name="T5"><text:s/>* Author : thodpap</text:span></text:p>
      <text:p text:style-name="Standard"><text:span text:style-name="T5"><text:s/>*/</text:span><text:span text:style-name="T10"> </text:span></text:p>
      <text:p text:style-name="Standard"><text:span text:style-name="T5">/*</text:span></text:p>
      <text:p text:style-name="Standard"><text:span text:style-name="T5"><text:s/>* ask1_c.c</text:span></text:p>
      <text:p text:style-name="Standard"><text:span text:style-name="T5"><text:s/>*</text:span></text:p>
      <text:p text:style-name="Standard"><text:span text:style-name="T5"><text:s/>* Created: 11/1/2021 8:20:10 PM</text:span></text:p>
      <text:p text:style-name="Standard"><text:span text:style-name="T5"><text:s/>* Author : thodpap</text:span></text:p>
      <text:p text:style-name="Standard"><text:span text:style-name="T5"><text:s/>*/</text:span><text:span text:style-name="T10"> </text:span></text:p>
      <text:p text:style-name="P16"/>
      <text:p text:style-name="Standard"><text:span text:style-name="T12">#include</text:span><text:span text:style-name="T10"> </text:span><text:span text:style-name="T14">&lt;avr/io.h&gt;</text:span></text:p>
      <text:p text:style-name="P16"/>
      <text:p text:style-name="Standard"><text:span text:style-name="T12">char</text:span><text:span text:style-name="T10"> </text:span><text:span text:style-name="T17">A</text:span><text:span text:style-name="T14">,</text:span><text:span text:style-name="T17">B</text:span><text:span text:style-name="T14">,</text:span><text:span text:style-name="T17">C</text:span><text:span text:style-name="T14">,</text:span><text:span text:style-name="T17">D</text:span><text:span text:style-name="T14">;</text:span></text:p>
      <text:p text:style-name="Standard"><text:span text:style-name="T12">char</text:span><text:span text:style-name="T10"> </text:span><text:span text:style-name="T17">F0</text:span><text:span text:style-name="T14">;</text:span></text:p>
      <text:p text:style-name="Standard"><text:span text:style-name="T12">char</text:span><text:span text:style-name="T10"> </text:span><text:span text:style-name="T17">F1</text:span><text:span text:style-name="T14">;</text:span></text:p>
      <text:p text:style-name="P16"/>
      <text:p text:style-name="Standard"><text:span text:style-name="T12">int</text:span><text:span text:style-name="T10"> </text:span><text:span text:style-name="T19">main</text:span><text:span text:style-name="T14">(</text:span><text:span text:style-name="T12">void</text:span><text:span text:style-name="T14">)</text:span></text:p>
      <text:p text:style-name="Standard"><text:span text:style-name="T14">{</text:span></text:p>
      <text:p text:style-name="Standard"><text:span text:style-name="T10"><text:tab/></text:span><text:span text:style-name="T14">DDRC</text:span><text:span text:style-name="T10"> </text:span><text:span text:style-name="T14">=</text:span><text:span text:style-name="T10"> </text:span><text:span text:style-name="T14">0x00;</text:span><text:span text:style-name="T10"> </text:span><text:span text:style-name="T5">// C is input</text:span></text:p>
      <text:p text:style-name="Standard"><text:span text:style-name="T10"><text:tab/></text:span><text:span text:style-name="T14">DDRB</text:span><text:span text:style-name="T10"> </text:span><text:span text:style-name="T14">=</text:span><text:span text:style-name="T10"> </text:span><text:span text:style-name="T14">0xff;</text:span><text:span text:style-name="T10"> </text:span><text:span text:style-name="T5">// B is output</text:span></text:p>
      <text:p text:style-name="Standard"><text:span text:style-name="T10"><text:tab/></text:span></text:p>
      <text:p text:style-name="Standard"><text:span text:style-name="T10"><text:tab/></text:span></text:p>
      <text:p text:style-name="Standard"><text:span text:style-name="T10"><text:s text:c="4"/></text:span><text:span text:style-name="T5">/* Replace with your application code */</text:span></text:p>
      <text:p text:style-name="Standard"><text:span text:style-name="T10"><text:s text:c="4"/></text:span><text:span text:style-name="T12">while</text:span><text:span text:style-name="T10"> </text:span><text:span text:style-name="T14">(1)</text:span><text:span text:style-name="T10"> </text:span></text:p>
      <text:p text:style-name="Standard"><text:span text:style-name="T10"><text:s text:c="4"/></text:span><text:span text:style-name="T14">{</text:span></text:p>
      <text:p text:style-name="Standard"><text:span text:style-name="T10"><text:tab/><text:tab/></text:span><text:span text:style-name="T12">char</text:span><text:span text:style-name="T10"> </text:span><text:span text:style-name="T17">input</text:span><text:span text:style-name="T10"> </text:span><text:span text:style-name="T14">=</text:span><text:span text:style-name="T10"> </text:span><text:span text:style-name="T14">PINC;</text:span></text:p>
      <text:p text:style-name="Standard"><text:span text:style-name="T10"><text:tab/><text:tab/></text:span><text:span text:style-name="T17">A</text:span><text:span text:style-name="T10"> </text:span><text:span text:style-name="T14">=</text:span><text:span text:style-name="T10"> </text:span><text:span text:style-name="T14">(</text:span><text:span text:style-name="T17">input</text:span><text:span text:style-name="T10"> </text:span><text:span text:style-name="T14">&amp;</text:span><text:span text:style-name="T10"> </text:span><text:span text:style-name="T14">0x01);</text:span></text:p>
      <text:p text:style-name="Standard"><text:span text:style-name="T10"><text:tab/><text:tab/></text:span><text:span text:style-name="T17">B</text:span><text:span text:style-name="T10"> </text:span><text:span text:style-name="T14">=</text:span><text:span text:style-name="T10"> </text:span><text:span text:style-name="T14">(</text:span><text:span text:style-name="T17">input</text:span><text:span text:style-name="T10"> </text:span><text:span text:style-name="T14">&amp;</text:span><text:span text:style-name="T10"> </text:span><text:span text:style-name="T14">0x02)</text:span><text:span text:style-name="T10"> </text:span><text:span text:style-name="T14">&gt;&gt;</text:span><text:span text:style-name="T10"> </text:span><text:span text:style-name="T14">1;</text:span></text:p>
      <text:p text:style-name="Standard"><text:span text:style-name="T10"><text:tab/><text:tab/></text:span><text:span text:style-name="T17">C</text:span><text:span text:style-name="T10"> </text:span><text:span text:style-name="T14">=</text:span><text:span text:style-name="T10"> </text:span><text:span text:style-name="T14">(</text:span><text:span text:style-name="T17">input</text:span><text:span text:style-name="T10"> </text:span><text:span text:style-name="T14">&amp;</text:span><text:span text:style-name="T10"> </text:span><text:span text:style-name="T14">0x04)</text:span><text:span text:style-name="T10"> </text:span><text:span text:style-name="T14">&gt;&gt;</text:span><text:span text:style-name="T10"> </text:span><text:span text:style-name="T14">2;</text:span></text:p>
      <text:p text:style-name="Standard"><text:span text:style-name="T10"><text:tab/><text:tab/></text:span><text:span text:style-name="T17">D</text:span><text:span text:style-name="T10"> </text:span><text:span text:style-name="T14">=</text:span><text:span text:style-name="T10"> </text:span><text:span text:style-name="T14">(</text:span><text:span text:style-name="T17">input</text:span><text:span text:style-name="T10"> </text:span><text:span text:style-name="T14">&amp;</text:span><text:span text:style-name="T10"> </text:span><text:span text:style-name="T14">0x08)</text:span><text:span text:style-name="T10"> </text:span><text:span text:style-name="T14">&gt;&gt;</text:span><text:span text:style-name="T10"> </text:span><text:span text:style-name="T14">3;</text:span></text:p>
      <text:p text:style-name="Standard"><text:span text:style-name="T10"><text:tab/><text:tab/></text:span></text:p>
      <text:p text:style-name="Standard"><text:span text:style-name="T10"><text:tab/><text:tab/></text:span><text:span text:style-name="T17">F0</text:span><text:span text:style-name="T10"> </text:span><text:span text:style-name="T14">=</text:span><text:span text:style-name="T10"> </text:span><text:span text:style-name="T14">!(</text:span><text:span text:style-name="T10"> </text:span><text:span text:style-name="T14">((!</text:span><text:span text:style-name="T17">A</text:span><text:span text:style-name="T14">)</text:span><text:span text:style-name="T10"> </text:span><text:span text:style-name="T14">&amp;</text:span><text:span text:style-name="T10"> </text:span><text:span text:style-name="T17">B</text:span><text:span text:style-name="T14">)</text:span><text:span text:style-name="T10"> </text:span><text:span text:style-name="T14">|</text:span><text:span text:style-name="T10"> </text:span><text:span text:style-name="T14">((!</text:span><text:span text:style-name="T17">B</text:span><text:span text:style-name="T14">)</text:span><text:span text:style-name="T10"> </text:span><text:span text:style-name="T14">&amp;</text:span><text:span text:style-name="T10"> </text:span><text:span text:style-name="T17">C</text:span><text:span text:style-name="T10"> </text:span><text:span text:style-name="T14">&amp;</text:span><text:span text:style-name="T10"> </text:span><text:span text:style-name="T17">D</text:span><text:span text:style-name="T14">)</text:span><text:span text:style-name="T10"> </text:span><text:span text:style-name="T14">);</text:span></text:p>
      <text:p text:style-name="Standard"><text:span text:style-name="T10"><text:tab/><text:tab/></text:span><text:span text:style-name="T17">F1</text:span><text:span text:style-name="T10"> </text:span><text:span text:style-name="T14">=</text:span><text:span text:style-name="T10"> </text:span><text:span text:style-name="T14">(</text:span><text:span text:style-name="T17">A</text:span><text:span text:style-name="T10"> </text:span><text:span text:style-name="T14">&amp;</text:span><text:span text:style-name="T10"> </text:span><text:span text:style-name="T17">C</text:span><text:span text:style-name="T14">)</text:span><text:span text:style-name="T10"> </text:span><text:span text:style-name="T14">|</text:span><text:span text:style-name="T10"> </text:span><text:span text:style-name="T14">(</text:span><text:span text:style-name="T17">B</text:span><text:span text:style-name="T10"> </text:span><text:span text:style-name="T14">|</text:span><text:span text:style-name="T10"> </text:span><text:span text:style-name="T17">D</text:span><text:span text:style-name="T14">);</text:span></text:p>
      <text:p text:style-name="Standard"><text:span text:style-name="T10"><text:tab/><text:tab/></text:span><text:span text:style-name="T17">F1</text:span><text:span text:style-name="T10"> </text:span><text:span text:style-name="T14">=</text:span><text:span text:style-name="T10"> </text:span><text:span text:style-name="T17">F1</text:span><text:span text:style-name="T10"> </text:span><text:span text:style-name="T14">&lt;&lt;</text:span><text:span text:style-name="T10"> </text:span><text:span text:style-name="T14">1;</text:span></text:p>
      <text:p text:style-name="Standard"><text:span text:style-name="T10"><text:tab/><text:tab/></text:span><text:span text:style-name="T14">PORTB</text:span><text:span text:style-name="T10"> </text:span><text:span text:style-name="T14">=</text:span><text:span text:style-name="T10"> </text:span><text:span text:style-name="T17">F1</text:span><text:span text:style-name="T10"> </text:span><text:span text:style-name="T14">|</text:span><text:span text:style-name="T10"> </text:span><text:span text:style-name="T17">F0</text:span><text:span text:style-name="T14">;</text:span><text:span text:style-name="T10"><text:tab/></text:span></text:p>
      <text:p text:style-name="Standard"><text:span text:style-name="T10"><text:tab/><text:tab/></text:span></text:p>
      <text:p text:style-name="Standard"><text:span text:style-name="T10"><text:s text:c="4"/></text:span><text:span text:style-name="T14">}</text:span></text:p>
      <text:p text:style-name="Standard"><text:span text:style-name="T14">}</text:span></text:p>
      <text:p text:style-name="P16"/>
      <text:p text:style-name="P16"/>
      <text:p text:style-name="P8"><text:span text:style-name="T1"/></text:p>
      <text:p text:style-name="P13"/>
      <text:p text:style-name="P9">Σε <text:span text:style-name="T1">assembly</text:span></text:p>
      <text:p text:style-name="P13"><text:span text:style-name="T1"/></text:p>
      <text:p text:style-name="P13"><text:span text:style-name="T6">;</text:span></text:p>
      <text:p text:style-name="Standard"><text:span text:style-name="T5">; ask1_s.asm</text:span></text:p>
      <text:p text:style-name="Standard"><text:span text:style-name="T5">;</text:span></text:p>
      <text:p text:style-name="Standard"><text:span text:style-name="T5">; Created: 11/1/2021 8:31:08 PM</text:span></text:p>
      <text:p text:style-name="Standard"><text:span text:style-name="T5">; Author : thodpap</text:span></text:p>
      <text:p text:style-name="Standard"><text:span text:style-name="T5">;</text:span></text:p>
      <text:p text:style-name="P16"/>
      <text:p text:style-name="Standard"><text:span text:style-name="T5">;.include "m16def.inc"</text:span></text:p>
      <text:p text:style-name="Standard"><text:span text:style-name="T5">; Replace with your application code </text:span></text:p>
      <text:p text:style-name="Standard"><text:span text:style-name="T12">ser</text:span><text:span text:style-name="T14"> r24</text:span></text:p>
      <text:p text:style-name="Standard"><text:span text:style-name="T12">out</text:span><text:span text:style-name="T14"> DDRB, r24 </text:span><text:span text:style-name="T5">; B is output</text:span></text:p>
      <text:p text:style-name="Standard"><text:span text:style-name="T12">clr</text:span><text:span text:style-name="T14"> r24</text:span></text:p>
      <text:p text:style-name="Standard"><text:span text:style-name="T12">out</text:span><text:span text:style-name="T14"> DDRC, r24 </text:span><text:span text:style-name="T5">; C is input</text:span></text:p>
      <text:p text:style-name="Standard"><text:span text:style-name="T14"><text:tab/></text:span></text:p>
      <text:p text:style-name="Standard"><text:span text:style-name="T14">start: </text:span></text:p>
      <text:p text:style-name="Standard"><text:span text:style-name="T14"><text:tab/></text:span><text:span text:style-name="T12">in</text:span><text:span text:style-name="T14"> r25, PINC </text:span><text:span text:style-name="T5">; xxxxDCBA, input</text:span></text:p>
      <text:p text:style-name="Standard"><text:span text:style-name="T14"><text:tab/></text:span><text:span text:style-name="T12">mov</text:span><text:span text:style-name="T14"> r26, r25</text:span></text:p>
      <text:p text:style-name="Standard"><text:span text:style-name="T14"><text:tab/></text:span><text:span text:style-name="T12">andi</text:span><text:span text:style-name="T14"> r26, 0x01 </text:span><text:span text:style-name="T5">; input &amp; 0x01 -&gt; A</text:span></text:p>
      <text:p text:style-name="Standard"><text:span text:style-name="T14"><text:tab/></text:span></text:p>
      <text:p text:style-name="Standard"><text:span text:style-name="T14"><text:tab/></text:span><text:span text:style-name="T12">lsr</text:span><text:span text:style-name="T14"> r25 </text:span><text:span text:style-name="T5">; input is xxxxxDCB</text:span></text:p>
      <text:p text:style-name="P16"/>
      <text:p text:style-name="Standard"><text:span text:style-name="T14"><text:tab/></text:span><text:span text:style-name="T12">mov</text:span><text:span text:style-name="T14"> r24, r25 </text:span><text:span text:style-name="T5">; B</text:span></text:p>
      <text:p text:style-name="Standard"><text:span text:style-name="T14"><text:tab/></text:span><text:span text:style-name="T12">andi</text:span><text:span text:style-name="T14"> r24, 0x01 </text:span><text:span text:style-name="T5">; </text:span></text:p>
      <text:p text:style-name="Standard"><text:span text:style-name="T14"><text:tab/></text:span></text:p>
      <text:p text:style-name="Standard"><text:span text:style-name="T14"><text:tab/></text:span><text:span text:style-name="T12">lsr</text:span><text:span text:style-name="T14"> r25 </text:span><text:span text:style-name="T5">; input is xxxx xxDC</text:span></text:p>
      <text:p text:style-name="P16"/>
      <text:p text:style-name="Standard"><text:span text:style-name="T14"><text:tab/></text:span><text:span text:style-name="T12">mov</text:span><text:span text:style-name="T14"> r23, r25 </text:span><text:span text:style-name="T5">; C</text:span></text:p>
      <text:p text:style-name="Standard"><text:span text:style-name="T14"><text:tab/></text:span><text:span text:style-name="T12">andi</text:span><text:span text:style-name="T14"> r23, 0x01</text:span><text:span text:style-name="T5">; </text:span></text:p>
      <text:p text:style-name="Standard"><text:span text:style-name="T14"><text:tab/></text:span></text:p>
      <text:p text:style-name="Standard"><text:span text:style-name="T14"><text:tab/></text:span><text:span text:style-name="T12">lsr</text:span><text:span text:style-name="T14"> r25 </text:span><text:span text:style-name="T5">; xxxx xxxD</text:span></text:p>
      <text:p text:style-name="Standard"><text:span text:style-name="T14"><text:tab/></text:span></text:p>
      <text:p text:style-name="Standard"><text:span text:style-name="T14"><text:tab/></text:span><text:span text:style-name="T12">mov</text:span><text:span text:style-name="T14"> r22, r25 </text:span><text:span text:style-name="T5">; D</text:span></text:p>
      <text:p text:style-name="Standard"><text:span text:style-name="T14"><text:tab/></text:span><text:span text:style-name="T12">andi</text:span><text:span text:style-name="T14"> r22, 0x01</text:span></text:p>
      <text:p text:style-name="Standard"><text:span text:style-name="T14"><text:tab/></text:span></text:p>
      <text:p text:style-name="Standard"><text:span text:style-name="T14">F0:</text:span></text:p>
      <text:p text:style-name="Standard"><text:span text:style-name="T14"><text:tab/></text:span><text:span text:style-name="T12">mov</text:span><text:span text:style-name="T14"> r16, r26 </text:span><text:span text:style-name="T5">; A</text:span></text:p>
      <text:p text:style-name="Standard"><text:span text:style-name="T14"><text:tab/></text:span><text:span text:style-name="T12">mov</text:span><text:span text:style-name="T14"> r17, r24 </text:span><text:span text:style-name="T5">; B</text:span></text:p>
      <text:p text:style-name="Standard"><text:span text:style-name="T14"><text:tab/></text:span><text:span text:style-name="T12">mov</text:span><text:span text:style-name="T14"> r18, r23 </text:span><text:span text:style-name="T5">; C</text:span></text:p>
      <text:p text:style-name="Standard"><text:span text:style-name="T14"><text:tab/></text:span><text:span text:style-name="T12">mov</text:span><text:span text:style-name="T14"> r19, r22 </text:span><text:span text:style-name="T5">; D</text:span></text:p>
      <text:p text:style-name="P16"/>
      <text:p text:style-name="Standard"><text:span text:style-name="T14"><text:tab/></text:span><text:span text:style-name="T12">com</text:span><text:span text:style-name="T14"> r16</text:span><text:span text:style-name="T5">; A'</text:span></text:p>
      <text:p text:style-name="Standard"><text:span text:style-name="T14"><text:tab/></text:span><text:span text:style-name="T12">andi</text:span><text:span text:style-name="T14"> r16, 0x01</text:span></text:p>
      <text:p text:style-name="P16"/>
      <text:p text:style-name="Standard"><text:span text:style-name="T14"><text:tab/></text:span><text:span text:style-name="T12">and</text:span><text:span text:style-name="T14"> r16, r17 </text:span><text:span text:style-name="T5">; A' B</text:span></text:p>
      <text:p text:style-name="P16"/>
      <text:p text:style-name="Standard"><text:span text:style-name="T14"><text:tab/></text:span><text:span text:style-name="T12">com</text:span><text:span text:style-name="T14"> r17 </text:span><text:span text:style-name="T5">; B'</text:span></text:p>
      <text:p text:style-name="Standard"><text:span text:style-name="T14"><text:tab/></text:span><text:span text:style-name="T12">andi</text:span><text:span text:style-name="T14"> r17, 0x01</text:span></text:p>
      <text:p text:style-name="Standard"><text:span text:style-name="T14"><text:tab/></text:span><text:span text:style-name="T12">and</text:span><text:span text:style-name="T14"> r17, r18 </text:span><text:span text:style-name="T5">; B'C</text:span></text:p>
      <text:p text:style-name="Standard"><text:span text:style-name="T14"><text:tab/></text:span><text:span text:style-name="T12">and</text:span><text:span text:style-name="T14"> r17, r19 </text:span><text:span text:style-name="T5">; B'CD</text:span></text:p>
      <text:p text:style-name="P16"/>
      <text:p text:style-name="Standard"><text:span text:style-name="T14"><text:tab/></text:span><text:span text:style-name="T12">or</text:span><text:span text:style-name="T14"> r16, r17 </text:span><text:span text:style-name="T5">; F0 = A'B | B'CD</text:span></text:p>
      <text:p text:style-name="Standard"><text:span text:style-name="T14"><text:tab/></text:span><text:span text:style-name="T12">com</text:span><text:span text:style-name="T14"> r16 <text:s/></text:span><text:span text:style-name="T5">; F0 = F0'</text:span></text:p>
      <text:p text:style-name="Standard"><text:span text:style-name="T14"><text:tab/></text:span><text:span text:style-name="T12">andi</text:span><text:span text:style-name="T14"> r16, 0x01</text:span></text:p>
      <text:p text:style-name="Standard"><text:span text:style-name="T14"><text:tab/> <text:s/></text:span></text:p>
      <text:p text:style-name="P16"/>
      <text:p text:style-name="Standard"><text:span text:style-name="T14">F1:</text:span></text:p>
      <text:p text:style-name="Standard"><text:span text:style-name="T14"><text:tab/></text:span><text:span text:style-name="T12">and</text:span><text:span text:style-name="T14"> r26, r23 </text:span><text:span text:style-name="T5">; AC</text:span></text:p>
      <text:p text:style-name="Standard"><text:span text:style-name="T14"><text:tab/></text:span><text:span text:style-name="T12">or</text:span><text:span text:style-name="T14"> r24, r22 </text:span><text:span text:style-name="T5">; B | D</text:span></text:p>
      <text:p text:style-name="Standard"><text:soft-page-break/><text:span text:style-name="T14"><text:tab/></text:span><text:span text:style-name="T12">or</text:span><text:span text:style-name="T14"> r26, r24 </text:span><text:span text:style-name="T5">; Result of F1</text:span></text:p>
      <text:p text:style-name="P16"/>
      <text:p text:style-name="Standard"><text:span text:style-name="T14"><text:tab/></text:span><text:span text:style-name="T12">lsl</text:span><text:span text:style-name="T14"> r26</text:span></text:p>
      <text:p text:style-name="P16"/>
      <text:p text:style-name="Standard"><text:span text:style-name="T14"><text:tab/></text:span><text:span text:style-name="T12">or</text:span><text:span text:style-name="T14"> r16, r26 </text:span><text:span text:style-name="T5">; results of F1F0 </text:span></text:p>
      <text:p text:style-name="P16"/>
      <text:p text:style-name="Standard"><text:span text:style-name="T12">out</text:span><text:span text:style-name="T14"> PORTB, r16 </text:span><text:span text:style-name="T5">; result port B</text:span></text:p>
      <text:p text:style-name="Standard"><text:span text:style-name="T12">rjmp</text:span><text:span text:style-name="T14"> start</text:span></text:p>
      <text:p text:style-name="Standard"><text:span text:style-name="T14"><text:tab/></text:span><text:span text:style-name="T5">;;lsr </text:span></text:p>
      <text:p text:style-name="P13"><text:span text:style-name="T1"/></text:p>
      <text:p text:style-name="P2">Άσκηση 2</text:p>
      <text:p text:style-name="P1"/>
      <text:p text:style-name="P15"><text:span text:style-name="T1"><text:s/></text:span></text:p>
      <text:p text:style-name="Standard"><text:span text:style-name="T12">.org</text:span><text:span text:style-name="T14"> 0x0</text:span></text:p>
      <text:p text:style-name="Standard"><text:span text:style-name="T14"><text:tab/><text:tab/></text:span><text:span text:style-name="T12">rjmp</text:span><text:span text:style-name="T14"> reset</text:span></text:p>
      <text:p text:style-name="Standard"><text:span text:style-name="T12">.org</text:span><text:span text:style-name="T14"> 0x4</text:span></text:p>
      <text:p text:style-name="Standard"><text:span text:style-name="T14"><text:tab/><text:tab/></text:span><text:span text:style-name="T12">rjmp</text:span><text:span text:style-name="T14"> ISR1</text:span></text:p>
      <text:p text:style-name="P16"/>
      <text:p text:style-name="Standard"><text:span text:style-name="T14">reset:<text:tab/></text:span></text:p>
      <text:p text:style-name="Standard"><text:span text:style-name="T14"><text:tab/></text:span><text:span text:style-name="T12">ldi</text:span><text:span text:style-name="T14"> r24, (1&lt;&lt;ISC11)|(1&lt;&lt;ISC10)</text:span></text:p>
      <text:p text:style-name="Standard"><text:span text:style-name="T14"><text:tab/></text:span><text:span text:style-name="T12">out</text:span><text:span text:style-name="T14"> MCUCR, r24</text:span></text:p>
      <text:p text:style-name="Standard"><text:span text:style-name="T14"><text:tab/></text:span><text:span text:style-name="T12">ldi</text:span><text:span text:style-name="T14"> r24, (1&lt;&lt;INT1)</text:span></text:p>
      <text:p text:style-name="Standard"><text:span text:style-name="T14"><text:tab/></text:span><text:span text:style-name="T12">out</text:span><text:span text:style-name="T14"> GICR, r24</text:span></text:p>
      <text:p text:style-name="Standard"><text:span text:style-name="T14"><text:tab/></text:span><text:span text:style-name="T12">sei</text:span></text:p>
      <text:p text:style-name="Standard"><text:span text:style-name="T14"><text:tab/></text:span><text:span text:style-name="T12">clr</text:span><text:span text:style-name="T14"> r31<text:tab/></text:span><text:span text:style-name="T5">; initialize interrupt </text:span></text:p>
      <text:p text:style-name="P16"/>
      <text:p text:style-name="Standard"><text:span text:style-name="T14"><text:tab/></text:span><text:span text:style-name="T12">ldi</text:span><text:span text:style-name="T14"> r24 , low(RAMEND) </text:span><text:span text:style-name="T5">; initialize stack</text:span></text:p>
      <text:p text:style-name="Standard"><text:span text:style-name="T14"><text:tab/></text:span><text:span text:style-name="T12">out</text:span><text:span text:style-name="T14"> spl , r24</text:span></text:p>
      <text:p text:style-name="Standard"><text:span text:style-name="T14"><text:tab/></text:span><text:span text:style-name="T12">ldi</text:span><text:span text:style-name="T14"> r24 , high(RAMEND)</text:span></text:p>
      <text:p text:style-name="Standard"><text:span text:style-name="T14"><text:tab/></text:span><text:span text:style-name="T12">out</text:span><text:span text:style-name="T14"> sph , r24</text:span></text:p>
      <text:p text:style-name="P16"/>
      <text:p text:style-name="P16"/>
      <text:p text:style-name="Standard"><text:span text:style-name="T14"><text:tab/></text:span><text:span text:style-name="T12">ser</text:span><text:span text:style-name="T14"> r26</text:span></text:p>
      <text:p text:style-name="Standard"><text:span text:style-name="T14"><text:tab/></text:span><text:span text:style-name="T12">out</text:span><text:span text:style-name="T14"> DDRC, r26<text:tab/></text:span><text:span text:style-name="T5">; count up to 255</text:span></text:p>
      <text:p text:style-name="Standard"><text:span text:style-name="T14"><text:tab/></text:span><text:span text:style-name="T12">out</text:span><text:span text:style-name="T14"> DDRB, r26<text:tab/></text:span><text:span text:style-name="T5">; count interrupt</text:span></text:p>
      <text:p text:style-name="Standard"><text:span text:style-name="T14"><text:tab/></text:span><text:span text:style-name="T12">clr</text:span><text:span text:style-name="T14"> r26</text:span></text:p>
      <text:p text:style-name="Standard"><text:span text:style-name="T14"><text:tab/></text:span><text:span text:style-name="T12">out</text:span><text:span text:style-name="T14"> DDRA, r26<text:tab/></text:span><text:span text:style-name="T5">; Read from PA</text:span></text:p>
      <text:p text:style-name="Standard"><text:span text:style-name="T14"><text:tab/></text:span><text:span text:style-name="T12">out</text:span><text:span text:style-name="T14"> DDRD, r26<text:tab/></text:span><text:span text:style-name="T5">; read pind</text:span></text:p>
      <text:p text:style-name="P16"/>
      <text:p text:style-name="Standard"><text:span text:style-name="T14">loop:<text:tab/></text:span></text:p>
      <text:p text:style-name="Standard"><text:span text:style-name="T14"><text:tab/></text:span><text:span text:style-name="T12">out</text:span><text:span text:style-name="T14"> PORTC, r26<text:tab/></text:span><text:span text:style-name="T5">; count loop</text:span></text:p>
      <text:p text:style-name="Standard"><text:span text:style-name="T14"><text:tab/></text:span><text:span text:style-name="T12">inc</text:span><text:span text:style-name="T14"> r26<text:tab/><text:tab/><text:tab/></text:span><text:span text:style-name="T5">; increase counter</text:span></text:p>
      <text:p text:style-name="Standard"><text:span text:style-name="T14"><text:tab/></text:span><text:span text:style-name="T12">rjmp</text:span><text:span text:style-name="T14"> loop</text:span></text:p>
      <text:p text:style-name="P16"/>
      <text:p text:style-name="P16"/>
      <text:p text:style-name="Standard"><text:span text:style-name="T14">ISR1:<text:tab/></text:span></text:p>
      <text:p text:style-name="Standard"><text:span text:style-name="T14"><text:tab/></text:span><text:span text:style-name="T12">inc</text:span><text:span text:style-name="T14"> r31<text:tab/></text:span><text:span text:style-name="T5">; push stack</text:span></text:p>
      <text:p text:style-name="Standard"><text:span text:style-name="T14"><text:tab/></text:span><text:span text:style-name="T12">push</text:span><text:span text:style-name="T14"> r26<text:tab/><text:tab/></text:span><text:span text:style-name="T5">; INT1 service routine</text:span></text:p>
      <text:p text:style-name="Standard"><text:span text:style-name="T14"><text:tab/></text:span><text:span text:style-name="T12">in</text:span><text:span text:style-name="T14"> r26, SREG</text:span></text:p>
      <text:p text:style-name="Standard"><text:span text:style-name="T14"><text:tab/></text:span><text:span text:style-name="T12">push</text:span><text:span text:style-name="T14"> r26</text:span></text:p>
      <text:p text:style-name="P16"/>
      <text:p text:style-name="Standard"><text:span text:style-name="T14"><text:tab/></text:span><text:span text:style-name="T12">in</text:span><text:span text:style-name="T14"> r30, PINA<text:tab/></text:span><text:span text:style-name="T5">; get input</text:span></text:p>
      <text:p text:style-name="Standard"><text:span text:style-name="T14"><text:tab/></text:span><text:span text:style-name="T12">andi</text:span><text:span text:style-name="T14"> r30, 0xc0<text:tab/></text:span><text:span text:style-name="T5">; is PA7A6 <text:s/>11 ?</text:span></text:p>
      <text:p text:style-name="Standard"><text:span text:style-name="T14"><text:tab/></text:span><text:span text:style-name="T12">cpi</text:span><text:span text:style-name="T14"> r30, 0xc0<text:tab/></text:span><text:span text:style-name="T5">; </text:span></text:p>
      <text:p text:style-name="Standard"><text:span text:style-name="T14"><text:tab/></text:span><text:span text:style-name="T12">brne</text:span><text:span text:style-name="T14"> skip<text:tab/><text:tab/></text:span><text:span text:style-name="T5">; </text:span></text:p>
      <text:p text:style-name="Standard"><text:span text:style-name="T14"><text:tab/></text:span><text:span text:style-name="T12">mov</text:span><text:span text:style-name="T14"> r26, r31<text:tab/></text:span><text:span text:style-name="T5">; <text:s/></text:span></text:p>
      <text:p text:style-name="Standard"><text:span text:style-name="T14"><text:tab/></text:span><text:span text:style-name="T12">rjmp</text:span><text:span text:style-name="T14"> getout</text:span></text:p>
      <text:p text:style-name="Standard"><text:span text:style-name="T14">skip:<text:tab/></text:span></text:p>
      <text:p text:style-name="Standard"><text:span text:style-name="T14"><text:tab/></text:span><text:span text:style-name="T12">clr</text:span><text:span text:style-name="T14"> r26<text:tab/><text:tab/><text:tab/> </text:span></text:p>
      <text:p text:style-name="Standard"><text:span text:style-name="T14">getout:<text:tab/></text:span></text:p>
      <text:p text:style-name="Standard"><text:span text:style-name="T14"><text:tab/></text:span><text:span text:style-name="T12">out</text:span><text:span text:style-name="T14"><text:tab/>PORTB, r26</text:span></text:p>
      <text:p text:style-name="Standard"><text:span text:style-name="T14"><text:tab/></text:span></text:p>
      <text:p text:style-name="Standard"><text:span text:style-name="T14"><text:tab/></text:span><text:span text:style-name="T12">pop</text:span><text:span text:style-name="T14"> r26 </text:span><text:span text:style-name="T5">;; restore stack</text:span></text:p>
      <text:p text:style-name="Standard"><text:span text:style-name="T14"><text:tab/></text:span><text:span text:style-name="T12">out</text:span><text:span text:style-name="T14"> SREG, r26</text:span></text:p>
      <text:p text:style-name="Standard"><text:span text:style-name="T14"><text:tab/></text:span><text:span text:style-name="T12">pop</text:span><text:span text:style-name="T14"> r26</text:span></text:p>
      <text:p text:style-name="P14"><text:span text:style-name="T14"><text:tab/></text:span><text:span text:style-name="T12">reti</text:span></text:p>
      <text:p text:style-name="P5"/>
      <text:p text:style-name="P5"/>
      <text:p text:style-name="P10"/>
      <text:p text:style-name="P12"><text:span text:style-name="T3">Άσκηση 3</text:span></text:p>
      <text:p text:style-name="P1"><text:span text:style-name="T5">/*</text:span></text:p>
      <text:p text:style-name="Standard"><text:span text:style-name="T5"><text:s/>* ask3.c</text:span></text:p>
      <text:p text:style-name="Standard"><text:span text:style-name="T5"><text:s/>*</text:span></text:p>
      <text:p text:style-name="Standard"><text:span text:style-name="T5"><text:s/>* Created: 11/2/2021 10:18:14 PM</text:span></text:p>
      <text:p text:style-name="Standard"><text:span text:style-name="T5"><text:s/>* Author : thodpap</text:span></text:p>
      <text:p text:style-name="Standard"><text:span text:style-name="T5"><text:s/>*/</text:span><text:span text:style-name="T10"> </text:span></text:p>
      <text:p text:style-name="P16"/>
      <text:p text:style-name="Standard"><text:span text:style-name="T12">#define</text:span><text:span text:style-name="T10"> </text:span><text:span text:style-name="T21">F_CPU</text:span><text:span text:style-name="T11"> </text:span><text:span text:style-name="T15">8000000UL // </text:span><text:span text:style-name="T16">set clock speed –- not needed here but added it nevertheless</text:span></text:p>
      <text:p text:style-name="Standard"><text:span text:style-name="T13">#include</text:span><text:span text:style-name="T11"> </text:span><text:span text:style-name="T15">&lt;avr/io.h&gt;</text:span></text:p>
      <text:p text:style-name="Standard"><text:span text:style-name="T13">#include</text:span><text:span text:style-name="T11"> </text:span><text:span text:style-name="T15">&lt;avr/interrupt.h&gt;</text:span><text:span text:style-name="T11"> </text:span></text:p>
      <text:p text:style-name="P17"/>
      <text:p text:style-name="Standard"><text:span text:style-name="T22">ISR</text:span><text:span text:style-name="T15">(INT0_vect)</text:span></text:p>
      <text:p text:style-name="Standard"><text:span text:style-name="T15">{</text:span><text:span text:style-name="T11"> </text:span></text:p>
      <text:p text:style-name="Standard"><text:span text:style-name="T11"><text:tab/></text:span><text:span text:style-name="T7">// </text:span><text:span text:style-name="T8">if input </text:span><text:span text:style-name="T7">1000 0001</text:span></text:p>
      <text:p text:style-name="Standard"><text:span text:style-name="T11"><text:tab/></text:span><text:span text:style-name="T7">// PA2 ON -&gt; <text:s/>PORTC : 0000 0010 </text:span><text:span text:style-name="T8">(2 light bulbs)</text:span></text:p>
      <text:p text:style-name="Standard"><text:span text:style-name="T11"><text:tab/></text:span><text:span text:style-name="T7">// PA2 OFF -&gt; PORTC : 0000 0011 </text:span><text:span text:style-name="T8">(2 is 11 in binary)</text:span></text:p>
      <text:p text:style-name="Standard"><text:span text:style-name="T8"><text:tab/>// </text:span><text:span text:style-name="T9">Hence we just need to count ones</text:span></text:p>
      <text:p text:style-name="Standard"><text:span text:style-name="T11"/></text:p>
      <text:p text:style-name="Standard"><text:span text:style-name="T11"><text:tab/></text:span><text:span text:style-name="T7">/* <text:s/>i = 1, 2, 4, 8, 16, 32, 64, 128</text:span></text:p>
      <text:p text:style-name="Standard"><text:span text:style-name="T7"><text:tab/> <text:s text:c="3"/>j = 0, 1, 2, 3, 4, <text:s/>5, <text:s/>6, <text:s/>7</text:span></text:p>
      <text:p text:style-name="Standard"><text:span text:style-name="T7"><text:tab/><text:tab/></text:span></text:p>
      <text:p text:style-name="Standard"><text:span text:style-name="T7"><text:tab/><text:tab/>input &amp; i save the j-th digit 0..010...0 &gt;&gt; j -&gt; 1 </text:span></text:p>
      <text:p text:style-name="Standard"><text:span text:style-name="T7"><text:tab/><text:tab/><text:tab/><text:tab/><text:tab/><text:tab/><text:tab/><text:tab/><text:tab/><text:tab/>0..000...0 &gt;&gt; j -&gt; 0</text:span></text:p>
      <text:p text:style-name="Standard"><text:span text:style-name="T7"><text:tab/><text:tab/><text:tab/></text:span></text:p>
      <text:p text:style-name="Standard"><text:span text:style-name="T7"><text:tab/><text:tab/>if 0 then count += 0</text:span></text:p>
      <text:p text:style-name="Standard"><text:span text:style-name="T7"><text:tab/><text:tab/>if 1 then count += 1</text:span></text:p>
      <text:p text:style-name="Standard"><text:span text:style-name="T7"><text:tab/>*/</text:span></text:p>
      <text:p text:style-name="P18"><text:span text:style-name="T11"><text:tab/></text:span><text:span text:style-name="T13">char</text:span><text:span text:style-name="T11"> </text:span><text:span text:style-name="T18">A</text:span><text:span text:style-name="T11"> </text:span><text:span text:style-name="T15">=</text:span><text:span text:style-name="T11"> </text:span><text:span text:style-name="T15">PINA;</text:span></text:p>
      <text:p text:style-name="P18"><text:span text:style-name="T11"><text:tab/></text:span><text:span text:style-name="T13">char</text:span><text:span text:style-name="T11"> </text:span><text:span text:style-name="T18">input</text:span><text:span text:style-name="T11"> </text:span><text:span text:style-name="T15">=</text:span><text:span text:style-name="T11"> </text:span><text:span text:style-name="T15">PINB;</text:span></text:p>
      <text:p text:style-name="P18"><text:span text:style-name="T11"><text:tab/></text:span></text:p>
      <text:p text:style-name="Standard"><text:span text:style-name="T11"><text:tab/></text:span><text:span text:style-name="T13">int</text:span><text:span text:style-name="T11"> </text:span><text:span text:style-name="T18">count</text:span><text:span text:style-name="T11"> </text:span><text:span text:style-name="T15">=</text:span><text:span text:style-name="T11"> </text:span><text:span text:style-name="T15">0;</text:span></text:p>
      <text:p text:style-name="Standard"><text:span text:style-name="T11"><text:tab/></text:span><text:span text:style-name="T13">for</text:span><text:span text:style-name="T15">(</text:span><text:span text:style-name="T13">int</text:span><text:span text:style-name="T11"> </text:span><text:span text:style-name="T18">i</text:span><text:span text:style-name="T11"> </text:span><text:span text:style-name="T15">=</text:span><text:span text:style-name="T11"> </text:span><text:span text:style-name="T15">1,</text:span><text:span text:style-name="T11"> </text:span><text:span text:style-name="T18">j</text:span><text:span text:style-name="T11"> </text:span><text:span text:style-name="T15">=</text:span><text:span text:style-name="T11"> </text:span><text:span text:style-name="T15">0;</text:span><text:span text:style-name="T11"> </text:span><text:span text:style-name="T18">i</text:span><text:span text:style-name="T11"> </text:span><text:span text:style-name="T15">&lt;</text:span><text:span text:style-name="T11"> </text:span><text:span text:style-name="T15">(1</text:span><text:span text:style-name="T11"> </text:span><text:span text:style-name="T15">&lt;&lt;</text:span><text:span text:style-name="T11"> </text:span><text:span text:style-name="T15">8);</text:span><text:span text:style-name="T11"> </text:span><text:span text:style-name="T18">i</text:span><text:span text:style-name="T11"> </text:span><text:span text:style-name="T15">*=</text:span><text:span text:style-name="T11"> </text:span><text:span text:style-name="T15">2,</text:span><text:span text:style-name="T11"> </text:span><text:span text:style-name="T15">++</text:span><text:span text:style-name="T18">j</text:span><text:span text:style-name="T15">)</text:span><text:span text:style-name="T11"> </text:span><text:span text:style-name="T15">{</text:span><text:span text:style-name="T11"> </text:span></text:p>
      <text:p text:style-name="Standard"><text:span text:style-name="T11"><text:tab/><text:tab/></text:span><text:span text:style-name="T18">count</text:span><text:span text:style-name="T11"> </text:span><text:span text:style-name="T15">+=</text:span><text:span text:style-name="T11"> </text:span><text:span text:style-name="T15">(</text:span><text:span text:style-name="T18">input</text:span><text:span text:style-name="T11"> </text:span><text:span text:style-name="T15">&amp;</text:span><text:span text:style-name="T11"> </text:span><text:span text:style-name="T18">i</text:span><text:span text:style-name="T15">)</text:span><text:span text:style-name="T11"> </text:span><text:span text:style-name="T15">&gt;&gt;</text:span><text:span text:style-name="T11"> </text:span><text:span text:style-name="T18">j</text:span><text:span text:style-name="T15">;</text:span></text:p>
      <text:p text:style-name="Standard"><text:span text:style-name="T11"><text:tab/></text:span><text:span text:style-name="T15">}</text:span><text:span text:style-name="T11"> </text:span></text:p>
      <text:p text:style-name="Standard"><text:span text:style-name="T11"><text:tab/></text:span><text:span text:style-name="T13">if</text:span><text:span text:style-name="T11"> </text:span><text:span text:style-name="T15">(</text:span><text:span text:style-name="T18">A</text:span><text:span text:style-name="T11"> </text:span><text:span text:style-name="T15">&amp;</text:span><text:span text:style-name="T11"> </text:span><text:span text:style-name="T15">0x04)</text:span><text:span text:style-name="T11"> </text:span><text:span text:style-name="T15">{</text:span><text:span text:style-name="T11"> </text:span><text:span text:style-name="T7">// if PA2 is ON transform to binary</text:span></text:p>
      <text:p text:style-name="Standard"><text:span text:style-name="T11"><text:tab/><text:tab/></text:span><text:span text:style-name="T13">int</text:span><text:span text:style-name="T11"> </text:span><text:span text:style-name="T18">t</text:span><text:span text:style-name="T11"> </text:span><text:span text:style-name="T15">=</text:span><text:span text:style-name="T11"> </text:span><text:span text:style-name="T15">0;</text:span></text:p>
      <text:p text:style-name="Standard"><text:span text:style-name="T11"><text:tab/><text:tab/></text:span><text:span text:style-name="T13">for</text:span><text:span text:style-name="T15">(</text:span><text:span text:style-name="T13">int</text:span><text:span text:style-name="T11"> </text:span><text:span text:style-name="T18">i</text:span><text:span text:style-name="T11"> </text:span><text:span text:style-name="T15">=</text:span><text:span text:style-name="T11"> </text:span><text:span text:style-name="T15">0;</text:span><text:span text:style-name="T11"> </text:span><text:span text:style-name="T18">i</text:span><text:span text:style-name="T11"> </text:span><text:span text:style-name="T15">&lt;</text:span><text:span text:style-name="T11"> </text:span><text:span text:style-name="T18">count</text:span><text:span text:style-name="T15">;</text:span><text:span text:style-name="T11"> </text:span><text:span text:style-name="T15">++</text:span><text:span text:style-name="T18">i</text:span><text:span text:style-name="T15">)</text:span><text:span text:style-name="T11"> </text:span><text:span text:style-name="T15">{</text:span></text:p>
      <text:p text:style-name="Standard"><text:span text:style-name="T11"><text:tab/><text:tab/><text:tab/></text:span><text:span text:style-name="T18">t</text:span><text:span text:style-name="T11"> </text:span><text:span text:style-name="T15">*=</text:span><text:span text:style-name="T11"> </text:span><text:span text:style-name="T15">2;</text:span><text:span text:style-name="T11"> </text:span><text:span text:style-name="T7">// 000000 -&gt; 000001 -&gt; 0000010 + 1-&gt; 0000011 -&gt; 0000110 + 1 0000111 </text:span></text:p>
      <text:p text:style-name="Standard"><text:span text:style-name="T11"><text:tab/><text:tab/><text:tab/></text:span><text:span text:style-name="T18">t</text:span><text:span text:style-name="T11"> </text:span><text:span text:style-name="T15">+=</text:span><text:span text:style-name="T11"> </text:span><text:span text:style-name="T15">1;</text:span></text:p>
      <text:p text:style-name="Standard"><text:span text:style-name="T11"><text:tab/><text:tab/></text:span><text:span text:style-name="T15">}</text:span></text:p>
      <text:p text:style-name="Standard"><text:span text:style-name="T11"><text:tab/><text:tab/></text:span><text:span text:style-name="T18">count</text:span><text:span text:style-name="T11"> </text:span><text:span text:style-name="T15">=</text:span><text:span text:style-name="T11"> </text:span><text:span text:style-name="T18">t</text:span><text:span text:style-name="T15">;</text:span></text:p>
      <text:p text:style-name="Standard"><text:span text:style-name="T11"><text:tab/></text:span><text:span text:style-name="T15">}</text:span><text:span text:style-name="T11"> </text:span><text:span text:style-name="T7">// else if PA2 is OFF just keep the counter as it is</text:span></text:p>
      <text:p text:style-name="Standard"><text:span text:style-name="T11"><text:tab/></text:span><text:span text:style-name="T15">PORTC</text:span><text:span text:style-name="T11"> </text:span><text:span text:style-name="T15">=</text:span><text:span text:style-name="T11"> </text:span><text:span text:style-name="T18">count</text:span><text:span text:style-name="T15">;</text:span></text:p>
      <text:p text:style-name="Standard"><text:span text:style-name="T15">}</text:span></text:p>
      <text:p text:style-name="Standard"><text:span text:style-name="T13">int</text:span><text:span text:style-name="T11"> </text:span><text:span text:style-name="T20">main</text:span><text:span text:style-name="T15">(</text:span><text:span text:style-name="T13">void</text:span><text:span text:style-name="T15">)</text:span></text:p>
      <text:p text:style-name="Standard"><text:span text:style-name="T15">{</text:span></text:p>
      <text:p text:style-name="Standard"><text:span text:style-name="T11"><text:tab/></text:span><text:span text:style-name="T15">DDRA</text:span><text:span text:style-name="T11"> </text:span><text:span text:style-name="T15">=</text:span><text:span text:style-name="T11"> </text:span><text:span text:style-name="T15">0x00;</text:span><text:span text:style-name="T11"> </text:span><text:span text:style-name="T7">// A input</text:span></text:p>
      <text:p text:style-name="Standard"><text:span text:style-name="T11"><text:tab/></text:span><text:span text:style-name="T15">DDRB</text:span><text:span text:style-name="T11"> </text:span><text:span text:style-name="T15">=</text:span><text:span text:style-name="T11"> </text:span><text:span text:style-name="T15">0x00;</text:span><text:span text:style-name="T11"> </text:span><text:span text:style-name="T7">// B input</text:span></text:p>
      <text:p text:style-name="Standard"><text:span text:style-name="T11"><text:tab/></text:span><text:span text:style-name="T15">DDRC</text:span><text:span text:style-name="T11"> </text:span><text:span text:style-name="T15">=</text:span><text:span text:style-name="T11"> </text:span><text:span text:style-name="T15">0xff;</text:span><text:span text:style-name="T11"> </text:span><text:span text:style-name="T7">//<text:tab/>C output </text:span></text:p>
      <text:p text:style-name="Standard"><text:span text:style-name="T11"><text:tab/></text:span></text:p>
      <text:p text:style-name="Standard"><text:span text:style-name="T11"><text:tab/></text:span><text:span text:style-name="T15">GICR</text:span><text:span text:style-name="T11"> </text:span><text:span text:style-name="T15">=</text:span><text:span text:style-name="T11"> </text:span><text:span text:style-name="T15">1&lt;&lt;INT0;</text:span><text:span text:style-name="T11"><text:tab/><text:tab/></text:span><text:span text:style-name="T7">/* Enable INT0*/</text:span></text:p>
      <text:p text:style-name="Standard"><text:span text:style-name="T11"><text:tab/></text:span><text:span text:style-name="T15">MCUCR</text:span><text:span text:style-name="T11"> </text:span><text:span text:style-name="T15">=</text:span><text:span text:style-name="T11"> </text:span><text:span text:style-name="T15">(1&lt;&lt;ISC01)</text:span><text:span text:style-name="T11"> </text:span><text:span text:style-name="T15">|</text:span><text:span text:style-name="T11"> </text:span><text:span text:style-name="T15">(1&lt;&lt;ISC00);</text:span><text:span text:style-name="T11"> <text:s/></text:span><text:span text:style-name="T7">/* Trigger INT0 on rising edge */</text:span></text:p>
      <text:p text:style-name="Standard"><text:span text:style-name="T11"><text:tab/></text:span><text:span text:style-name="T13">asm</text:span><text:span text:style-name="T15">(</text:span><text:span text:style-name="T11">"sei"</text:span><text:span text:style-name="T15">);</text:span><text:span text:style-name="T11"><text:tab/><text:tab/><text:tab/></text:span><text:span text:style-name="T7">/* Enable Global Interrupt */</text:span></text:p>
      <text:p text:style-name="Standard"><text:span text:style-name="T11"><text:tab/></text:span></text:p>
      <text:p text:style-name="Standard"><text:span text:style-name="T11"><text:s text:c="4"/></text:span><text:span text:style-name="T13">while</text:span><text:span text:style-name="T11"> </text:span><text:span text:style-name="T15">(1)</text:span><text:span text:style-name="T11"> </text:span><text:span text:style-name="T15">{</text:span></text:p>
      <text:p text:style-name="Standard"><text:span text:style-name="T11"><text:tab/><text:tab/></text:span><text:span text:style-name="T13">asm</text:span><text:span text:style-name="T15">(</text:span><text:span text:style-name="T11">"nop"</text:span><text:span text:style-name="T15">);</text:span></text:p>
      <text:p text:style-name="Standard"><text:span text:style-name="T11"><text:tab/></text:span><text:span text:style-name="T15">}</text:span></text:p>
      <text:p text:style-name="Standard"><text:span text:style-name="T15">}</text:span>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1T23:12:54.104000000</meta:creation-date>
    <dc:date>2021-11-03T14:14:24.824000000</dc:date>
    <meta:editing-duration>PT12M26S</meta:editing-duration>
    <meta:editing-cycles>23</meta:editing-cycles>
    <meta:generator>LibreOffice/7.2.2.2$Windows_X86_64 LibreOffice_project/02b2acce88a210515b4a5bb2e46cbfb63fe97d56</meta:generator>
    <meta:document-statistic meta:table-count="0" meta:image-count="0" meta:object-count="0" meta:page-count="5" meta:paragraph-count="206" meta:word-count="789" meta:character-count="3556" meta:non-whitespace-character-count="2694"/>
  </office:meta>
</office:document-meta>
</file>